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otal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Total_about </text:p>
          </table:table-cell>
          <table:table-cell office:value-type="string" calcext:value-type="string">
            <text:p><text:s/>Total_by </text:p>
          </table:table-cell>
        </table:table-row>
        <table:table-row table:style-name="ro1">
          <table:table-cell office:value-type="string" calcext:value-type="string">
            <text:p>Narendra Mo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kul Rohat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ciar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yush Goy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nia Gand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mata Banerj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kaiah Nai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i Shankar Pra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 Madh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vind Subraman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iv Baj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i Sorabj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 Dre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dek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zan Musta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dici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gi Adityan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jnath Sin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in Gadk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r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undhara Ra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vind Kejriw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ulam Nabi Az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daram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lu Pra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drababu Nai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shant Bhus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damb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hilesh Yad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ad Pa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pil Si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ik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adm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ripendra Mis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ishan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vind Panagari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l Amb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 Khe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ciar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pak Mis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ciar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lames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ciar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h Rukh 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an Jo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man 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gdish Bhagwa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ushik Bas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vedita Me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.S. Swaminath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.K. Shiva Kum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iya Kumar Bagc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wrence Lia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dici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etika Khe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ah Naqv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. Nagara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. Srinath Red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an Bhat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waharl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khil D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dan Nileka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.S. Thak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dici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ald Tru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mohan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a Rao Saw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esh Tya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eer Saw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shant Kish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j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l Sinh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 Krug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i Pil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dici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.R. Ambedk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ques Chir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ack Ob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iram Ram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lative" table:style-name="ta1">
        <table:shapes>
          <draw:frame draw:z-index="0" draw:style-name="gr1" draw:text-style-name="P1" svg:width="313.93mm" svg:height="202.34mm" svg:x="108.61mm" svg:y="0mm">
            <loext:p draw:notify-on-update-of-ranges="Relative.A2:Relative.A21 Relative.E2:Relative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2" table:default-cell-style-name="Default"/>
        <table:table-row table:style-name="ro2">
          <table:table-cell table:number-columns-repeated="4"/>
          <table:table-cell office:value-type="string" calcext:value-type="string">
            <text:p>Relative</text:p>
          </table:table-cell>
          <table:table-cell office:value-type="string" calcext:value-type="string">
            <text:p>Total_By</text:p>
          </table:table-cell>
        </table:table-row>
        <table:table-row table:style-name="ro1">
          <table:table-cell office:value-type="string" calcext:value-type="string">
            <text:p>Narendra Modi</text:p>
          </table:table-cell>
          <table:table-cell table:formula="of:=[.C2]/347" office:value-type="float" office:value="0.305475504322766" calcext:value-type="float">
            <text:p>0.305475504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rendra Modi</text:p>
          </table:table-cell>
          <table:table-cell table:formula="of:=[.F2]/28" office:value-type="float" office:value="0.214285714285714" calcext:value-type="float">
            <text:p>0.21428571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table:formula="of:=[.C3]/347" office:value-type="float" office:value="0.184438040345821" calcext:value-type="float">
            <text:p>0.18443804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run Jaitley</text:p>
          </table:table-cell>
          <table:table-cell table:formula="of:=[.F3]/28" office:value-type="float" office:value="0.178571428571429" calcext:value-type="float">
            <text:p>0.1785714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kul Rohatgi</text:p>
          </table:table-cell>
          <table:table-cell table:formula="of:=[.C4]/347" office:value-type="float" office:value="0.106628242074928" calcext:value-type="float">
            <text:p>0.1066282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vi Shankar Prasad</text:p>
          </table:table-cell>
          <table:table-cell table:formula="of:=[.F4]/28" office:value-type="float" office:value="0.142857142857143" calcext:value-type="float">
            <text:p>0.142857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yush Goyal</text:p>
          </table:table-cell>
          <table:table-cell table:formula="of:=[.C5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khilesh Yadav</text:p>
          </table:table-cell>
          <table:table-cell table:formula="of:=[.F5]/28" office:value-type="float" office:value="0.0714285714285714" calcext:value-type="float">
            <text:p>0.0714285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nia Gandhi</text:p>
          </table:table-cell>
          <table:table-cell table:formula="of:=[.C6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kash Javadekar</text:p>
          </table:table-cell>
          <table:table-cell table:formula="of:=[.F6]/28" office:value-type="float" office:value="0.0357142857142857" calcext:value-type="float">
            <text:p>0.03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mata Banerjee</text:p>
          </table:table-cell>
          <table:table-cell table:formula="of:=[.C7]/347" office:value-type="float" office:value="0.037463976945245" calcext:value-type="float">
            <text:p>0.0374639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tish Kumar</text:p>
          </table:table-cell>
          <table:table-cell table:formula="of:=[.F7]/28" office:value-type="float" office:value="0.0357142857142857" calcext:value-type="float">
            <text:p>0.03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kaiah Naidu</text:p>
          </table:table-cell>
          <table:table-cell table:formula="of:=[.C8]/347" office:value-type="float" office:value="0.031700288184438" calcext:value-type="float">
            <text:p>0.03170028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yawati</text:p>
          </table:table-cell>
          <table:table-cell table:formula="of:=[.F8]/28" office:value-type="float" office:value="0.0357142857142857" calcext:value-type="float">
            <text:p>0.03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i Shankar Prasad</text:p>
          </table:table-cell>
          <table:table-cell table:formula="of:=[.C9]/347" office:value-type="float" office:value="0.0288184438040346" calcext:value-type="float">
            <text:p>0.0288184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ndra Fadnavis</text:p>
          </table:table-cell>
          <table:table-cell table:formula="of:=[.F9]/28" office:value-type="float" office:value="0.0357142857142857" calcext:value-type="float">
            <text:p>0.03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 Madhav</text:p>
          </table:table-cell>
          <table:table-cell table:formula="of:=[.C10]/347" office:value-type="float" office:value="0.0230547550432277" calcext:value-type="float">
            <text:p>0.0230547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kesh Ambani</text:p>
          </table:table-cell>
          <table:table-cell table:formula="of:=[.F10]/28" office:value-type="float" office:value="0.0357142857142857" calcext:value-type="float">
            <text:p>0.03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vind Subramanian</text:p>
          </table:table-cell>
          <table:table-cell table:formula="of:=[.C11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arinder</text:p>
          </table:table-cell>
          <table:table-cell table:formula="of:=[.F11]/28" office:value-type="float" office:value="0.0357142857142857" calcext:value-type="float">
            <text:p>0.03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iv Bajaj</text:p>
          </table:table-cell>
          <table:table-cell table:formula="of:=[.C12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rjit Patel</text:p>
          </table:table-cell>
          <table:table-cell table:formula="of:=[.F12]/28" office:value-type="float" office:value="0.0357142857142857" calcext:value-type="float">
            <text:p>0.03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i Sorabjee</text:p>
          </table:table-cell>
          <table:table-cell table:formula="of:=[.C13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dan Nilekani</text:p>
          </table:table-cell>
          <table:table-cell table:formula="of:=[.F13]/28" office:value-type="float" office:value="0.0357142857142857" calcext:value-type="float">
            <text:p>0.03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 Dreze</text:p>
          </table:table-cell>
          <table:table-cell table:formula="of:=[.C14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veen Patnaik</text:p>
          </table:table-cell>
          <table:table-cell table:formula="of:=[.F14]/28" office:value-type="float" office:value="0.0357142857142857" calcext:value-type="float">
            <text:p>0.03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dekar</text:p>
          </table:table-cell>
          <table:table-cell table:formula="of:=[.C15]/347" office:value-type="float" office:value="0.0172910662824208" calcext:value-type="float">
            <text:p>0.01729106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mukh Adhia</text:p>
          </table:table-cell>
          <table:table-cell table:formula="of:=[.F15]/28" office:value-type="float" office:value="0.0357142857142857" calcext:value-type="float">
            <text:p>0.03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zan Mustafa</text:p>
          </table:table-cell>
          <table:table-cell table:formula="of:=[.C16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vind Kejriwal</text:p>
          </table:table-cell>
          <table:table-cell table:formula="of:=[.F16]/28" office:value-type="float" office:value="0.0357142857142857" calcext:value-type="float">
            <text:p>0.03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table:formula="of:=[.C17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u Prasad</text:p>
          </table:table-cell>
          <table:table-cell table:formula="of:=[.F17]/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gi Adityanath</text:p>
          </table:table-cell>
          <table:table-cell table:formula="of:=[.C18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ghubar Das</text:p>
          </table:table-cell>
          <table:table-cell table:formula="of:=[.F18]/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table:formula="of:=[.C19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jay Shekhar Sharma</text:p>
          </table:table-cell>
          <table:table-cell table:formula="of:=[.F19]/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jnath Singh</text:p>
          </table:table-cell>
          <table:table-cell table:formula="of:=[.C20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yush Goyal</text:p>
          </table:table-cell>
          <table:table-cell table:formula="of:=[.F20]/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in Gadkari</text:p>
          </table:table-cell>
          <table:table-cell table:formula="of:=[.C21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im Sen Sehgal</text:p>
          </table:table-cell>
          <table:table-cell table:formula="of:=[.F21]/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22]/347" office:value-type="float" office:value="1" calcext:value-type="float">
            <text:p>1</text:p>
          </table:table-cell>
          <table:table-cell table:formula="of:=SUM([.C2:.C21])" office:value-type="float" office:value="347" calcext:value-type="float">
            <text:p>347</text:p>
          </table:table-cell>
          <table:table-cell office:value-type="string" calcext:value-type="string">
            <text:p>Total</text:p>
          </table:table-cell>
          <table:table-cell table:formula="of:=[.F22]/28" office:value-type="float" office:value="1" calcext:value-type="float">
            <text:p>1</text:p>
          </table:table-cell>
          <table:table-cell table:formula="of:=SUM([.F2:.F21])" office:value-type="float" office:value="28" calcext:value-type="float">
            <text:p>28</text:p>
          </table:table-cell>
        </table:table-row>
      </table:table>
      <table:table table:name="author_aadhaar" table:style-name="ta1">
        <table:shapes>
          <draw:frame draw:z-index="0" draw:style-name="gr1" draw:text-style-name="P1" svg:width="313.93mm" svg:height="202.34mm" svg:x="108.61mm" svg:y="0mm">
            <loext:p draw:notify-on-update-of-ranges="author_aadhaar.A2:author_aadhaar.A21 author_aadhaar.E2:author_aadhaar.E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2" table:default-cell-style-name="Default"/>
        <table:table-row table:style-name="ro2">
          <table:table-cell table:number-columns-repeated="4"/>
          <table:table-cell office:value-type="string" calcext:value-type="string">
            <text:p>Relative</text:p>
          </table:table-cell>
          <table:table-cell office:value-type="string" calcext:value-type="string">
            <text:p>Total_By</text:p>
          </table:table-cell>
        </table:table-row>
        <table:table-row table:style-name="ro1">
          <table:table-cell office:value-type="string" calcext:value-type="string">
            <text:p>Sanjiv Shankaran</text:p>
          </table:table-cell>
          <table:table-cell table:formula="of:=[.C2]/347" office:value-type="float" office:value="0.305475504322766" calcext:value-type="float">
            <text:p>0.305475504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rendra Modi</text:p>
          </table:table-cell>
          <table:table-cell office:value-type="float" office:value="0.105263157894737" calcext:value-type="float">
            <text:p>0.10526315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yaralal Raghavan</text:p>
          </table:table-cell>
          <table:table-cell table:formula="of:=[.C3]/347" office:value-type="float" office:value="0.184438040345821" calcext:value-type="float">
            <text:p>0.18443804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run Jaitley</text:p>
          </table:table-cell>
          <table:table-cell office:value-type="float" office:value="0.0921052631578947" calcext:value-type="float">
            <text:p>0.09210526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ndan Nilekani</text:p>
          </table:table-cell>
          <table:table-cell table:formula="of:=[.C4]/347" office:value-type="float" office:value="0.106628242074928" calcext:value-type="float">
            <text:p>0.1066282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vi Shankar Prasad</text:p>
          </table:table-cell>
          <table:table-cell office:value-type="float" office:value="0.0789473684210526" calcext:value-type="float">
            <text:p>0.07894736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ashant Panday</text:p>
          </table:table-cell>
          <table:table-cell table:formula="of:=[.C5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khilesh Yadav</text:p>
          </table:table-cell>
          <table:table-cell office:value-type="float" office:value="0.0789473684210526" calcext:value-type="float">
            <text:p>0.0789473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 K Arun</text:p>
          </table:table-cell>
          <table:table-cell table:formula="of:=[.C6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kash Javadekar</text:p>
          </table:table-cell>
          <table:table-cell office:value-type="float" office:value="0.0789473684210526" calcext:value-type="float">
            <text:p>0.0789473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en Moglen</text:p>
          </table:table-cell>
          <table:table-cell table:formula="of:=[.C7]/347" office:value-type="float" office:value="0.037463976945245" calcext:value-type="float">
            <text:p>0.0374639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tish Kumar</text:p>
          </table:table-cell>
          <table:table-cell office:value-type="float" office:value="0.0526315789473684" calcext:value-type="float">
            <text:p>0.052631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 Dr Ze</text:p>
          </table:table-cell>
          <table:table-cell table:formula="of:=[.C8]/347" office:value-type="float" office:value="0.031700288184438" calcext:value-type="float">
            <text:p>0.03170028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yawati</text:p>
          </table:table-cell>
          <table:table-cell office:value-type="float" office:value="0.0526315789473684" calcext:value-type="float">
            <text:p>0.052631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ap Bhanu Mehta</text:p>
          </table:table-cell>
          <table:table-cell table:formula="of:=[.C9]/347" office:value-type="float" office:value="0.0288184438040346" calcext:value-type="float">
            <text:p>0.0288184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ndra Fadnavis</text:p>
          </table:table-cell>
          <table:table-cell office:value-type="float" office:value="0.0526315789473684" calcext:value-type="float">
            <text:p>0.0526315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iram Ramesh</text:p>
          </table:table-cell>
          <table:table-cell table:formula="of:=[.C10]/347" office:value-type="float" office:value="0.0230547550432277" calcext:value-type="float">
            <text:p>0.0230547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kesh Ambani</text:p>
          </table:table-cell>
          <table:table-cell office:value-type="float" office:value="0.0394736842105263" calcext:value-type="float">
            <text:p>0.0394736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g Suraiya</text:p>
          </table:table-cell>
          <table:table-cell table:formula="of:=[.C11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arinder</text:p>
          </table:table-cell>
          <table:table-cell office:value-type="float" office:value="0.0394736842105263" calcext:value-type="float">
            <text:p>0.0394736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ld Abraham</text:p>
          </table:table-cell>
          <table:table-cell table:formula="of:=[.C12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rjit Patel</text:p>
          </table:table-cell>
          <table:table-cell office:value-type="float" office:value="0.0394736842105263" calcext:value-type="float">
            <text:p>0.0394736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 Ramakumar</text:p>
          </table:table-cell>
          <table:table-cell table:formula="of:=[.C13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dan Nilekani</text:p>
          </table:table-cell>
          <table:table-cell office:value-type="float" office:value="0.0394736842105263" calcext:value-type="float">
            <text:p>0.0394736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il Sharan</text:p>
          </table:table-cell>
          <table:table-cell table:formula="of:=[.C14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veen Patnaik</text:p>
          </table:table-cell>
          <table:table-cell office:value-type="float" office:value="0.0394736842105263" calcext:value-type="float">
            <text:p>0.0394736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jit S Bhalla</text:p>
          </table:table-cell>
          <table:table-cell table:formula="of:=[.C15]/347" office:value-type="float" office:value="0.0172910662824208" calcext:value-type="float">
            <text:p>0.01729106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mukh Adhia</text:p>
          </table:table-cell>
          <table:table-cell office:value-type="float" office:value="0.0394736842105263" calcext:value-type="float">
            <text:p>0.0394736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pan Dasgupta</text:p>
          </table:table-cell>
          <table:table-cell table:formula="of:=[.C16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vind Kejriwal</text:p>
          </table:table-cell>
          <table:table-cell office:value-type="float" office:value="0.0394736842105263" calcext:value-type="float">
            <text:p>0.0394736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ijayant Panda</text:p>
          </table:table-cell>
          <table:table-cell table:formula="of:=[.C17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u Prasad</text:p>
          </table:table-cell>
          <table:table-cell office:value-type="float" office:value="0.0263157894736842" calcext:value-type="float">
            <text:p>0.0263157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an Jonnalagadda</text:p>
          </table:table-cell>
          <table:table-cell table:formula="of:=[.C18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ghubar Das</text:p>
          </table:table-cell>
          <table:table-cell office:value-type="float" office:value="0.0263157894736842" calcext:value-type="float">
            <text:p>0.0263157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lin Mehta</text:p>
          </table:table-cell>
          <table:table-cell table:formula="of:=[.C19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jay Shekhar Sharma</text:p>
          </table:table-cell>
          <table:table-cell office:value-type="float" office:value="0.0263157894736842" calcext:value-type="float">
            <text:p>0.0263157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osh Desai</text:p>
          </table:table-cell>
          <table:table-cell table:formula="of:=[.C20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yush Goyal</text:p>
          </table:table-cell>
          <table:table-cell office:value-type="float" office:value="0.0263157894736842" calcext:value-type="float">
            <text:p>0.0263157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mila Ravinder</text:p>
          </table:table-cell>
          <table:table-cell table:formula="of:=[.C21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im Sen Sehgal</text:p>
          </table:table-cell>
          <table:table-cell office:value-type="float" office:value="0.0263157894736842" calcext:value-type="float">
            <text:p>0.0263157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22]/347" office:value-type="float" office:value="1" calcext:value-type="float">
            <text:p>1</text:p>
          </table:table-cell>
          <table:table-cell table:formula="of:=SUM([.C2:.C21])" office:value-type="float" office:value="347" calcext:value-type="float">
            <text:p>347</text:p>
          </table:table-cell>
          <table:table-cell office:value-type="string" calcext:value-type="string">
            <text:p>Total</text:p>
          </table:table-cell>
          <table:table-cell table:formula="of:=[.F22]/28" office:value-type="float" office:value="1" calcext:value-type="float">
            <text:p>1</text:p>
          </table:table-cell>
          <table:table-cell table:formula="of:=SUM([.F2:.F21])" office:value-type="float" office:value="28" calcext:value-type="float">
            <text:p>28</text:p>
          </table:table-cell>
        </table:table-row>
      </table:table>
      <table:table table:name="author_demon" table:style-name="ta1">
        <table:shapes>
          <draw:frame draw:z-index="0" draw:style-name="gr1" draw:text-style-name="P1" svg:width="313.93mm" svg:height="202.34mm" svg:x="108.61mm" svg:y="0mm">
            <loext:p draw:notify-on-update-of-ranges="author_demon.A2:author_demon.A21 author_demon.E2:author_demon.E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2" table:default-cell-style-name="Default"/>
        <table:table-row table:style-name="ro2">
          <table:table-cell table:number-columns-repeated="4"/>
          <table:table-cell office:value-type="string" calcext:value-type="string">
            <text:p>Relative</text:p>
          </table:table-cell>
          <table:table-cell office:value-type="string" calcext:value-type="string">
            <text:p>Total_By</text:p>
          </table:table-cell>
        </table:table-row>
        <table:table-row table:style-name="ro1">
          <table:table-cell office:value-type="string" calcext:value-type="string">
            <text:p>Kanishka Singh</text:p>
          </table:table-cell>
          <table:table-cell table:formula="of:=[.C2]/347" office:value-type="float" office:value="0.305475504322766" calcext:value-type="float">
            <text:p>0.305475504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rendra Modi</text:p>
          </table:table-cell>
          <table:table-cell office:value-type="float" office:value="0.145299145299145" calcext:value-type="float">
            <text:p>0.14529914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jeev Singh</text:p>
          </table:table-cell>
          <table:table-cell table:formula="of:=[.C3]/347" office:value-type="float" office:value="0.184438040345821" calcext:value-type="float">
            <text:p>0.18443804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run Jaitley</text:p>
          </table:table-cell>
          <table:table-cell office:value-type="float" office:value="0.102564102564103" calcext:value-type="float">
            <text:p>0.1025641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 Chidambaram</text:p>
          </table:table-cell>
          <table:table-cell table:formula="of:=[.C4]/347" office:value-type="float" office:value="0.106628242074928" calcext:value-type="float">
            <text:p>0.1066282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vi Shankar Prasad</text:p>
          </table:table-cell>
          <table:table-cell office:value-type="float" office:value="0.0854700854700855" calcext:value-type="float">
            <text:p>0.08547008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g Suraiya</text:p>
          </table:table-cell>
          <table:table-cell table:formula="of:=[.C5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khilesh Yadav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jiv Shankaran</text:p>
          </table:table-cell>
          <table:table-cell table:formula="of:=[.C6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kash Javadekar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vleen Singh</text:p>
          </table:table-cell>
          <table:table-cell table:formula="of:=[.C7]/347" office:value-type="float" office:value="0.037463976945245" calcext:value-type="float">
            <text:p>0.0374639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tish Kumar</text:p>
          </table:table-cell>
          <table:table-cell office:value-type="float" office:value="0.0683760683760684" calcext:value-type="float">
            <text:p>0.0683760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 Venkaiah Naidu</text:p>
          </table:table-cell>
          <table:table-cell table:formula="of:=[.C8]/347" office:value-type="float" office:value="0.031700288184438" calcext:value-type="float">
            <text:p>0.03170028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yawati</text:p>
          </table:table-cell>
          <table:table-cell office:value-type="float" office:value="0.0427350427350427" calcext:value-type="float">
            <text:p>0.0427350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hika Iyengar</text:p>
          </table:table-cell>
          <table:table-cell table:formula="of:=[.C9]/347" office:value-type="float" office:value="0.0288184438040346" calcext:value-type="float">
            <text:p>0.0288184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ndra Fadnavis</text:p>
          </table:table-cell>
          <table:table-cell office:value-type="float" office:value="0.0427350427350427" calcext:value-type="float">
            <text:p>0.0427350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uka Bisht</text:p>
          </table:table-cell>
          <table:table-cell table:formula="of:=[.C10]/347" office:value-type="float" office:value="0.0230547550432277" calcext:value-type="float">
            <text:p>0.0230547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kesh Ambani</text:p>
          </table:table-cell>
          <table:table-cell office:value-type="float" office:value="0.0427350427350427" calcext:value-type="float">
            <text:p>0.0427350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gato Ganguly</text:p>
          </table:table-cell>
          <table:table-cell table:formula="of:=[.C11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arinder</text:p>
          </table:table-cell>
          <table:table-cell office:value-type="float" office:value="0.0427350427350427" calcext:value-type="float">
            <text:p>0.0427350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jit S Bhalla</text:p>
          </table:table-cell>
          <table:table-cell table:formula="of:=[.C12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rjit Patel</text:p>
          </table:table-cell>
          <table:table-cell office:value-type="float" office:value="0.0341880341880342" calcext:value-type="float">
            <text:p>0.0341880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 Raghunathan</text:p>
          </table:table-cell>
          <table:table-cell table:formula="of:=[.C13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dan Nilekani</text:p>
          </table:table-cell>
          <table:table-cell office:value-type="float" office:value="0.0341880341880342" calcext:value-type="float">
            <text:p>0.0341880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tan Bhagat</text:p>
          </table:table-cell>
          <table:table-cell table:formula="of:=[.C14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veen Patnaik</text:p>
          </table:table-cell>
          <table:table-cell office:value-type="float" office:value="0.0256410256410256" calcext:value-type="float">
            <text:p>0.0256410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a Patnaik</text:p>
          </table:table-cell>
          <table:table-cell table:formula="of:=[.C15]/347" office:value-type="float" office:value="0.0172910662824208" calcext:value-type="float">
            <text:p>0.01729106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mukh Adhia</text:p>
          </table:table-cell>
          <table:table-cell office:value-type="float" office:value="0.0256410256410256" calcext:value-type="float">
            <text:p>0.0256410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pil Sibal</text:p>
          </table:table-cell>
          <table:table-cell table:formula="of:=[.C16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vind Kejriwal</text:p>
          </table:table-cell>
          <table:table-cell office:value-type="float" office:value="0.0256410256410256" calcext:value-type="float">
            <text:p>0.0256410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yanka Chaturvedi</text:p>
          </table:table-cell>
          <table:table-cell table:formula="of:=[.C17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u Prasad</text:p>
          </table:table-cell>
          <table:table-cell office:value-type="float" office:value="0.0256410256410256" calcext:value-type="float">
            <text:p>0.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droneel Ghosh</text:p>
          </table:table-cell>
          <table:table-cell table:formula="of:=[.C18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ghubar Das</text:p>
          </table:table-cell>
          <table:table-cell office:value-type="float" office:value="0.0256410256410256" calcext:value-type="float">
            <text:p>0.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 Aiyar</text:p>
          </table:table-cell>
          <table:table-cell table:formula="of:=[.C19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jay Shekhar Sharma</text:p>
          </table:table-cell>
          <table:table-cell office:value-type="float" office:value="0.0256410256410256" calcext:value-type="float">
            <text:p>0.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arika Ghose</text:p>
          </table:table-cell>
          <table:table-cell table:formula="of:=[.C20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yush Goyal</text:p>
          </table:table-cell>
          <table:table-cell office:value-type="float" office:value="0.0256410256410256" calcext:value-type="float">
            <text:p>0.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pan Dasgupta</text:p>
          </table:table-cell>
          <table:table-cell table:formula="of:=[.C21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im Sen Sehgal</text:p>
          </table:table-cell>
          <table:table-cell office:value-type="float" office:value="0.0256410256410256" calcext:value-type="float">
            <text:p>0.025641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22]/347" office:value-type="float" office:value="1" calcext:value-type="float">
            <text:p>1</text:p>
          </table:table-cell>
          <table:table-cell table:formula="of:=SUM([.C2:.C21])" office:value-type="float" office:value="347" calcext:value-type="float">
            <text:p>347</text:p>
          </table:table-cell>
          <table:table-cell office:value-type="string" calcext:value-type="string">
            <text:p>Total</text:p>
          </table:table-cell>
          <table:table-cell table:formula="of:=[.F22]/28" office:value-type="float" office:value="1" calcext:value-type="float">
            <text:p>1</text:p>
          </table:table-cell>
          <table:table-cell table:formula="of:=SUM([.F2:.F21])" office:value-type="float" office:value="28" calcext:value-type="float">
            <text:p>28</text:p>
          </table:table-cell>
        </table:table-row>
      </table:table>
      <table:table table:name="author_fp" table:style-name="ta1">
        <table:shapes>
          <draw:frame draw:z-index="0" draw:style-name="gr1" draw:text-style-name="P1" svg:width="313.93mm" svg:height="202.34mm" svg:x="108.61mm" svg:y="0mm">
            <loext:p draw:notify-on-update-of-ranges="author_fp.A2:author_fp.A21 author_fp.E2:author_fp.E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2" table:default-cell-style-name="Default"/>
        <table:table-row table:style-name="ro2">
          <table:table-cell table:number-columns-repeated="4"/>
          <table:table-cell office:value-type="string" calcext:value-type="string">
            <text:p>Relative</text:p>
          </table:table-cell>
          <table:table-cell office:value-type="string" calcext:value-type="string">
            <text:p>Total_By</text:p>
          </table:table-cell>
        </table:table-row>
        <table:table-row table:style-name="ro1">
          <table:table-cell office:value-type="string" calcext:value-type="string">
            <text:p>Sanjeev Singh</text:p>
          </table:table-cell>
          <table:table-cell table:formula="of:=[.C2]/347" office:value-type="float" office:value="0.305475504322766" calcext:value-type="float">
            <text:p>0.305475504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rendra Modi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 Aiyar</text:p>
          </table:table-cell>
          <table:table-cell table:formula="of:=[.C3]/347" office:value-type="float" office:value="0.184438040345821" calcext:value-type="float">
            <text:p>0.18443804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run Jaitley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jay Vir Jakhar</text:p>
          </table:table-cell>
          <table:table-cell table:formula="of:=[.C4]/347" office:value-type="float" office:value="0.106628242074928" calcext:value-type="float">
            <text:p>0.1066282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vi Shankar Prasad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hok Gulati Siraj Hussain</text:p>
          </table:table-cell>
          <table:table-cell table:formula="of:=[.C5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khilesh Yadav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rcharan Das</text:p>
          </table:table-cell>
          <table:table-cell table:formula="of:=[.C6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kash Javadekar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g Suraiya</text:p>
          </table:table-cell>
          <table:table-cell table:formula="of:=[.C7]/347" office:value-type="float" office:value="0.037463976945245" calcext:value-type="float">
            <text:p>0.0374639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tish Kumar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hant Panday</text:p>
          </table:table-cell>
          <table:table-cell table:formula="of:=[.C8]/347" office:value-type="float" office:value="0.031700288184438" calcext:value-type="float">
            <text:p>0.03170028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yawati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uka Bisht</text:p>
          </table:table-cell>
          <table:table-cell table:formula="of:=[.C9]/347" office:value-type="float" office:value="0.0288184438040346" calcext:value-type="float">
            <text:p>0.0288184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ndra Fadnavis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jit S Bhalla</text:p>
          </table:table-cell>
          <table:table-cell table:formula="of:=[.C10]/347" office:value-type="float" office:value="0.0230547550432277" calcext:value-type="float">
            <text:p>0.0230547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kesh Ambani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pil Sibal</text:p>
          </table:table-cell>
          <table:table-cell table:formula="of:=[.C11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arinder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bhat Patnaik</text:p>
          </table:table-cell>
          <table:table-cell table:formula="of:=[.C12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rjit Patel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anna Tantri</text:p>
          </table:table-cell>
          <table:table-cell table:formula="of:=[.C13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dan Nilekani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tap Bhanu Mehta</text:p>
          </table:table-cell>
          <table:table-cell table:formula="of:=[.C14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veen Patnaik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iv Shah</text:p>
          </table:table-cell>
          <table:table-cell table:formula="of:=[.C15]/347" office:value-type="float" office:value="0.0172910662824208" calcext:value-type="float">
            <text:p>0.01729106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mukh Adhia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garika Ghose</text:p>
          </table:table-cell>
          <table:table-cell table:formula="of:=[.C16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vind Kejriwal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ilaja Bajpai</text:p>
          </table:table-cell>
          <table:table-cell table:formula="of:=[.C17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u Prasad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a Gupta</text:p>
          </table:table-cell>
          <table:table-cell table:formula="of:=[.C18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ghubar Das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has Palshikar</text:p>
          </table:table-cell>
          <table:table-cell table:formula="of:=[.C19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jay Shekhar Sharma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pan Dasgupta</text:p>
          </table:table-cell>
          <table:table-cell table:formula="of:=[.C20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yush Goyal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gendra Yadav</text:p>
          </table:table-cell>
          <table:table-cell table:formula="of:=[.C21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im Sen Sehgal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22]/347" office:value-type="float" office:value="1" calcext:value-type="float">
            <text:p>1</text:p>
          </table:table-cell>
          <table:table-cell table:formula="of:=SUM([.C2:.C21])" office:value-type="float" office:value="347" calcext:value-type="float">
            <text:p>347</text:p>
          </table:table-cell>
          <table:table-cell office:value-type="string" calcext:value-type="string">
            <text:p>Total</text:p>
          </table:table-cell>
          <table:table-cell table:formula="of:=[.F22]/28" office:value-type="float" office:value="1" calcext:value-type="float">
            <text:p>1</text:p>
          </table:table-cell>
          <table:table-cell table:formula="of:=SUM([.F2:.F21])" office:value-type="float" office:value="28" calcext:value-type="float">
            <text:p>28</text:p>
          </table:table-cell>
        </table:table-row>
      </table:table>
      <table:table table:name="author_gst" table:style-name="ta1">
        <table:shapes>
          <draw:frame draw:z-index="0" draw:style-name="gr1" draw:text-style-name="P1" svg:width="313.93mm" svg:height="202.34mm" svg:x="108.61mm" svg:y="0mm">
            <loext:p draw:notify-on-update-of-ranges="author_gst.A2:author_gst.A21 author_gst.E2:author_gst.E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2" table:default-cell-style-name="Default"/>
        <table:table-row table:style-name="ro2">
          <table:table-cell table:number-columns-repeated="4"/>
          <table:table-cell office:value-type="string" calcext:value-type="string">
            <text:p>Relative</text:p>
          </table:table-cell>
          <table:table-cell office:value-type="string" calcext:value-type="string">
            <text:p>Total_By</text:p>
          </table:table-cell>
        </table:table-row>
        <table:table-row table:style-name="ro1">
          <table:table-cell office:value-type="string" calcext:value-type="string">
            <text:p>Prashant Panday</text:p>
          </table:table-cell>
          <table:table-cell table:formula="of:=[.C2]/347" office:value-type="float" office:value="0.305475504322766" calcext:value-type="float">
            <text:p>0.305475504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rendra Modi</text:p>
          </table:table-cell>
          <table:table-cell office:value-type="float" office:value="0.178205128205128" calcext:value-type="float">
            <text:p>0.17820512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eresh Malik</text:p>
          </table:table-cell>
          <table:table-cell table:formula="of:=[.C3]/347" office:value-type="float" office:value="0.184438040345821" calcext:value-type="float">
            <text:p>0.18443804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run Jaitley</text:p>
          </table:table-cell>
          <table:table-cell office:value-type="float" office:value="0.082051282051282" calcext:value-type="float">
            <text:p>0.08205128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nita Dawra Nangia</text:p>
          </table:table-cell>
          <table:table-cell table:formula="of:=[.C4]/347" office:value-type="float" office:value="0.106628242074928" calcext:value-type="float">
            <text:p>0.1066282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vi Shankar Prasad</text:p>
          </table:table-cell>
          <table:table-cell office:value-type="float" office:value="0.082051282051282" calcext:value-type="float">
            <text:p>0.0820512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kul Kesavan</text:p>
          </table:table-cell>
          <table:table-cell table:formula="of:=[.C5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khilesh Yadav</text:p>
          </table:table-cell>
          <table:table-cell office:value-type="float" office:value="0.0692307692307692" calcext:value-type="float">
            <text:p>0.0692307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oop Kohli</text:p>
          </table:table-cell>
          <table:table-cell table:formula="of:=[.C6]/347" office:value-type="float" office:value="0.0489913544668588" calcext:value-type="float">
            <text:p>0.0489913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kash Javadekar</text:p>
          </table:table-cell>
          <table:table-cell office:value-type="float" office:value="0.0679487179487179" calcext:value-type="float">
            <text:p>0.0679487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aralal Raghavan</text:p>
          </table:table-cell>
          <table:table-cell table:formula="of:=[.C7]/347" office:value-type="float" office:value="0.037463976945245" calcext:value-type="float">
            <text:p>0.03746397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tish Kumar</text:p>
          </table:table-cell>
          <table:table-cell office:value-type="float" office:value="0.0423076923076923" calcext:value-type="float">
            <text:p>0.0423076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tan Bhagat</text:p>
          </table:table-cell>
          <table:table-cell table:formula="of:=[.C8]/347" office:value-type="float" office:value="0.031700288184438" calcext:value-type="float">
            <text:p>0.03170028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yawati</text:p>
          </table:table-cell>
          <table:table-cell office:value-type="float" office:value="0.041025641025641" calcext:value-type="float">
            <text:p>0.041025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mila Ravinder</text:p>
          </table:table-cell>
          <table:table-cell table:formula="of:=[.C9]/347" office:value-type="float" office:value="0.0288184438040346" calcext:value-type="float">
            <text:p>0.0288184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ndra Fadnavis</text:p>
          </table:table-cell>
          <table:table-cell office:value-type="float" office:value="0.041025641025641" calcext:value-type="float">
            <text:p>0.041025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g Suraiya</text:p>
          </table:table-cell>
          <table:table-cell table:formula="of:=[.C10]/347" office:value-type="float" office:value="0.0230547550432277" calcext:value-type="float">
            <text:p>0.0230547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kesh Ambani</text:p>
          </table:table-cell>
          <table:table-cell office:value-type="float" office:value="0.0397435897435897" calcext:value-type="float">
            <text:p>0.0397435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esh Kalra</text:p>
          </table:table-cell>
          <table:table-cell table:formula="of:=[.C11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arinder</text:p>
          </table:table-cell>
          <table:table-cell office:value-type="float" office:value="0.0397435897435897" calcext:value-type="float">
            <text:p>0.0397435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a Nair</text:p>
          </table:table-cell>
          <table:table-cell table:formula="of:=[.C12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rjit Patel</text:p>
          </table:table-cell>
          <table:table-cell office:value-type="float" office:value="0.0371794871794872" calcext:value-type="float">
            <text:p>0.0371794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jeev Singh</text:p>
          </table:table-cell>
          <table:table-cell table:formula="of:=[.C13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dan Nilekani</text:p>
          </table:table-cell>
          <table:table-cell office:value-type="float" office:value="0.0358974358974359" calcext:value-type="float">
            <text:p>0.0358974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 Mahalingam</text:p>
          </table:table-cell>
          <table:table-cell table:formula="of:=[.C14]/347" office:value-type="float" office:value="0.0201729106628242" calcext:value-type="float">
            <text:p>0.0201729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veen Patnaik</text:p>
          </table:table-cell>
          <table:table-cell office:value-type="float" office:value="0.0346153846153846" calcext:value-type="float">
            <text:p>0.0346153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vika Singh</text:p>
          </table:table-cell>
          <table:table-cell table:formula="of:=[.C15]/347" office:value-type="float" office:value="0.0172910662824208" calcext:value-type="float">
            <text:p>0.01729106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mukh Adhia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osh Desai</text:p>
          </table:table-cell>
          <table:table-cell table:formula="of:=[.C16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vind Kejriwal</text:p>
          </table:table-cell>
          <table:table-cell office:value-type="float" office:value="0.0307692307692308" calcext:value-type="float">
            <text:p>0.0307692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askar Dutta</text:p>
          </table:table-cell>
          <table:table-cell table:formula="of:=[.C17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lu Prasad</text:p>
          </table:table-cell>
          <table:table-cell office:value-type="float" office:value="0.0294871794871795" calcext:value-type="float">
            <text:p>0.02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jiv Shankaran</text:p>
          </table:table-cell>
          <table:table-cell table:formula="of:=[.C18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ghubar Das</text:p>
          </table:table-cell>
          <table:table-cell office:value-type="float" office:value="0.0294871794871795" calcext:value-type="float">
            <text:p>0.02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pan Dasgupta</text:p>
          </table:table-cell>
          <table:table-cell table:formula="of:=[.C19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jay Shekhar Sharma</text:p>
          </table:table-cell>
          <table:table-cell office:value-type="float" office:value="0.0294871794871795" calcext:value-type="float">
            <text:p>0.02948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jeev Ahluwalia</text:p>
          </table:table-cell>
          <table:table-cell table:formula="of:=[.C20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yush Goyal</text:p>
          </table:table-cell>
          <table:table-cell office:value-type="float" office:value="0.0282051282051282" calcext:value-type="float">
            <text:p>0.0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kanti Ghosh</text:p>
          </table:table-cell>
          <table:table-cell table:formula="of:=[.C21]/347" office:value-type="float" office:value="0.0144092219020173" calcext:value-type="float">
            <text:p>0.0144092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im Sen Sehgal</text:p>
          </table:table-cell>
          <table:table-cell office:value-type="float" office:value="0.0282051282051282" calcext:value-type="float">
            <text:p>0.028205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22]/347" office:value-type="float" office:value="1" calcext:value-type="float">
            <text:p>1</text:p>
          </table:table-cell>
          <table:table-cell table:formula="of:=SUM([.C2:.C21])" office:value-type="float" office:value="347" calcext:value-type="float">
            <text:p>347</text:p>
          </table:table-cell>
          <table:table-cell office:value-type="string" calcext:value-type="string">
            <text:p>Total</text:p>
          </table:table-cell>
          <table:table-cell table:formula="of:=[.F22]/28" office:value-type="float" office:value="1" calcext:value-type="float">
            <text:p>1</text:p>
          </table:table-cell>
          <table:table-cell table:formula="of:=SUM([.F2:.F21])" office:value-type="float" office:value="28" calcext:value-type="float">
            <text:p>28</text:p>
          </table:table-cell>
        </table:table-row>
      </table:table>
      <table:named-expressions/>
      <table:database-ranges>
        <table:database-range table:name="__Anonymous_Sheet_DB__0" table:target-range-address="Total.A1:Total.F99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6:28:10.004111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09:03:47.769000000</meta:creation-date>
    <dc:date>2019-06-20T16:31:36.172237521</dc:date>
    <meta:editing-duration>PT42M10S</meta:editing-duration>
    <meta:editing-cycles>17</meta:editing-cycles>
    <meta:generator>LibreOffice/5.1.6.2$Linux_X86_64 LibreOffice_project/10m0$Build-2</meta:generator>
    <meta:document-statistic meta:table-count="6" meta:cell-count="100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style:rotation-angle="90"/>
      <style:text-properties fo:font-size="20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94cm" svg:height="20.235cm" xlink:href=".." xlink:type="simple" chart:class="chart:bar" chart:style-name="ch1">
        <chart:plot-area chart:style-name="ch2" table:cell-range-address="Relative.A2:Relative.A21 Relative.E2:Relative.E21" chart:data-source-has-labels="column" svg:x="3.317cm" svg:y="0.403cm" svg:width="27.648cm" svg:height="18.025cm">
          <chartooo:coordinate-region svg:x="10.394cm" svg:y="0.403cm" svg:width="19.868cm" svg:height="16.981cm"/>
          <chart:axis chart:dimension="x" chart:name="primary-x" chart:style-name="ch3" chartooo:axis-type="auto">
            <chartooo:date-scale/>
            <chart:title svg:x="0.878cm" svg:y="12.021cm" chart:style-name="ch4">
              <text:p>Top 20 Entities</text:p>
            </chart:title>
            <chart:categories table:cell-range-address="Relative.A2:Relative.A21"/>
          </chart:axis>
          <chart:axis chart:dimension="y" chart:name="primary-y" chart:style-name="ch5">
            <chart:title svg:x="13.891cm" svg:y="18.461cm" chart:style-name="ch6">
              <text:p>Relative Coverage(By the Entity)</text:p>
            </chart:title>
            <chart:grid chart:style-name="ch7" chart:class="major"/>
          </chart:axis>
          <chart:series chart:style-name="ch8" chart:values-cell-range-address="Relative.E2:Relative.E2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Narendra Modi</text:p>
                <draw:g>
                  <svg:desc>Relative.A2:Relative.A21</svg:desc>
                </draw:g>
              </table:table-cell>
              <table:table-cell office:value-type="float" office:value="0.214285714285714">
                <text:p>0.214285714285714</text:p>
                <draw:g>
                  <svg:desc>Relative.E2:Relative.E21</svg:desc>
                </draw:g>
              </table:table-cell>
            </table:table-row>
            <table:table-row>
              <table:table-cell office:value-type="string">
                <text:p>Arun Jaitley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Mukul Rohatgi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Piyush Goyal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Sonia Gandhi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Mamata Banerjee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Venkaiah Naidu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Ravi Shankar Prasad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Ram Madhav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Arvind Subramanian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Rajiv Bajaj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Soli Sorabjee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Jean Dreze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Javadekar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Faizan Mustafa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Amit Sha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ogi Adityanat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hul Gandh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jnath Sing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itin Gadkari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style:rotation-angle="90"/>
      <style:text-properties fo:font-size="20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94cm" svg:height="20.235cm" xlink:href=".." xlink:type="simple" chart:class="chart:bar" chart:style-name="ch1">
        <chart:plot-area chart:style-name="ch2" table:cell-range-address="author_aadhaar.A2:author_aadhaar.A21 author_aadhaar.E2:author_aadhaar.E21" chart:data-source-has-labels="column" svg:x="3.555cm" svg:y="0.403cm" svg:width="27.409cm" svg:height="18.025cm">
          <chartooo:coordinate-region svg:x="10.394cm" svg:y="0.403cm" svg:width="19.868cm" svg:height="16.981cm"/>
          <chart:axis chart:dimension="x" chart:name="primary-x" chart:style-name="ch3" chartooo:axis-type="auto">
            <chartooo:date-scale/>
            <chart:title svg:x="0.878cm" svg:y="12.02cm" chart:style-name="ch4">
              <text:p>Top 20 Authors</text:p>
            </chart:title>
            <chart:categories table:cell-range-address="author_aadhaar.A2:author_aadhaar.A21"/>
          </chart:axis>
          <chart:axis chart:dimension="y" chart:name="primary-y" chart:style-name="ch5">
            <chart:title svg:x="13.893cm" svg:y="18.461cm" chart:style-name="ch6">
              <text:p>Relative Coverage(By the Authors)</text:p>
            </chart:title>
            <chart:grid chart:style-name="ch7" chart:class="major"/>
          </chart:axis>
          <chart:series chart:style-name="ch8" chart:values-cell-range-address="author_aadhaar.E2:author_aadhaar.E2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Sanjiv Shankaran</text:p>
                <draw:g>
                  <svg:desc>author_aadhaar.A2:author_aadhaar.A21</svg:desc>
                </draw:g>
              </table:table-cell>
              <table:table-cell office:value-type="float" office:value="0.105263157894737">
                <text:p>0.105263157894737</text:p>
                <draw:g>
                  <svg:desc>author_aadhaar.E2:author_aadhaar.E21</svg:desc>
                </draw:g>
              </table:table-cell>
            </table:table-row>
            <table:table-row>
              <table:table-cell office:value-type="string">
                <text:p>Pyaralal Raghavan</text:p>
              </table:table-cell>
              <table:table-cell office:value-type="float" office:value="0.0921052631578947">
                <text:p>0.0921052631578947</text:p>
              </table:table-cell>
            </table:table-row>
            <table:table-row>
              <table:table-cell office:value-type="string">
                <text:p>Nandan Nilekani</text:p>
              </table:table-cell>
              <table:table-cell office:value-type="float" office:value="0.0789473684210526">
                <text:p>0.0789473684210526</text:p>
              </table:table-cell>
            </table:table-row>
            <table:table-row>
              <table:table-cell office:value-type="string">
                <text:p>Prashant Panday</text:p>
              </table:table-cell>
              <table:table-cell office:value-type="float" office:value="0.0789473684210526">
                <text:p>0.0789473684210526</text:p>
              </table:table-cell>
            </table:table-row>
            <table:table-row>
              <table:table-cell office:value-type="string">
                <text:p>T K Arun</text:p>
              </table:table-cell>
              <table:table-cell office:value-type="float" office:value="0.0789473684210526">
                <text:p>0.0789473684210526</text:p>
              </table:table-cell>
            </table:table-row>
            <table:table-row>
              <table:table-cell office:value-type="string">
                <text:p>Eben Moglen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Jean Dr Ze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Pratap Bhanu Mehta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Jairam Ramesh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string">
                <text:p>Jug Suraiya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string">
                <text:p>Ronald Abraham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string">
                <text:p>R Ramakumar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string">
                <text:p>Sunil Sharan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string">
                <text:p>Surjit S Bhalla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string">
                <text:p>Swapan Dasgupta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string">
                <text:p>Baijayant Panda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string">
                <text:p>Kiran Jonnalagadda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string">
                <text:p>Nalin Mehta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string">
                <text:p>Santosh Desai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string">
                <text:p>Sharmila Ravinder</text:p>
              </table:table-cell>
              <table:table-cell office:value-type="float" office:value="0.0263157894736842">
                <text:p>0.0263157894736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style:rotation-angle="90"/>
      <style:text-properties fo:font-size="20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94cm" svg:height="20.235cm" xlink:href=".." xlink:type="simple" chart:class="chart:bar" chart:style-name="ch1">
        <chart:plot-area chart:style-name="ch2" table:cell-range-address="author_demon.A2:author_demon.A21 author_demon.E2:author_demon.E21" chart:data-source-has-labels="column" svg:x="3.634cm" svg:y="0.403cm" svg:width="27.331cm" svg:height="18.025cm">
          <chartooo:coordinate-region svg:x="10.394cm" svg:y="0.403cm" svg:width="19.868cm" svg:height="16.981cm"/>
          <chart:axis chart:dimension="x" chart:name="primary-x" chart:style-name="ch3" chartooo:axis-type="auto">
            <chartooo:date-scale/>
            <chart:title svg:x="0.878cm" svg:y="12.02cm" chart:style-name="ch4">
              <text:p>Top 20 Authors</text:p>
            </chart:title>
            <chart:categories table:cell-range-address="author_demon.A2:author_demon.A21"/>
          </chart:axis>
          <chart:axis chart:dimension="y" chart:name="primary-y" chart:style-name="ch5">
            <chart:title svg:x="13.894cm" svg:y="18.461cm" chart:style-name="ch6">
              <text:p>Relative Coverage(By the Authors)</text:p>
            </chart:title>
            <chart:grid chart:style-name="ch7" chart:class="major"/>
          </chart:axis>
          <chart:series chart:style-name="ch8" chart:values-cell-range-address="author_demon.E2:author_demon.E2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anishka Singh</text:p>
                <draw:g>
                  <svg:desc>author_demon.A2:author_demon.A21</svg:desc>
                </draw:g>
              </table:table-cell>
              <table:table-cell office:value-type="float" office:value="0.145299145299145">
                <text:p>0.145299145299145</text:p>
                <draw:g>
                  <svg:desc>author_demon.E2:author_demon.E21</svg:desc>
                </draw:g>
              </table:table-cell>
            </table:table-row>
            <table:table-row>
              <table:table-cell office:value-type="string">
                <text:p>Sanjeev Singh</text:p>
              </table:table-cell>
              <table:table-cell office:value-type="float" office:value="0.102564102564103">
                <text:p>0.102564102564103</text:p>
              </table:table-cell>
            </table:table-row>
            <table:table-row>
              <table:table-cell office:value-type="string">
                <text:p>P Chidambaram</text:p>
              </table:table-cell>
              <table:table-cell office:value-type="float" office:value="0.0854700854700855">
                <text:p>0.0854700854700855</text:p>
              </table:table-cell>
            </table:table-row>
            <table:table-row>
              <table:table-cell office:value-type="string">
                <text:p>Jug Suraiya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Sanjiv Shankaran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Tavleen Singh</text:p>
              </table:table-cell>
              <table:table-cell office:value-type="float" office:value="0.0683760683760684">
                <text:p>0.0683760683760684</text:p>
              </table:table-cell>
            </table:table-row>
            <table:table-row>
              <table:table-cell office:value-type="string">
                <text:p>M Venkaiah Naidu</text:p>
              </table:table-cell>
              <table:table-cell office:value-type="float" office:value="0.0427350427350427">
                <text:p>0.0427350427350427</text:p>
              </table:table-cell>
            </table:table-row>
            <table:table-row>
              <table:table-cell office:value-type="string">
                <text:p>Radhika Iyengar</text:p>
              </table:table-cell>
              <table:table-cell office:value-type="float" office:value="0.0427350427350427">
                <text:p>0.0427350427350427</text:p>
              </table:table-cell>
            </table:table-row>
            <table:table-row>
              <table:table-cell office:value-type="string">
                <text:p>Renuka Bisht</text:p>
              </table:table-cell>
              <table:table-cell office:value-type="float" office:value="0.0427350427350427">
                <text:p>0.0427350427350427</text:p>
              </table:table-cell>
            </table:table-row>
            <table:table-row>
              <table:table-cell office:value-type="string">
                <text:p>Swagato Ganguly</text:p>
              </table:table-cell>
              <table:table-cell office:value-type="float" office:value="0.0427350427350427">
                <text:p>0.0427350427350427</text:p>
              </table:table-cell>
            </table:table-row>
            <table:table-row>
              <table:table-cell office:value-type="string">
                <text:p>Surjit S Bhalla</text:p>
              </table:table-cell>
              <table:table-cell office:value-type="float" office:value="0.0341880341880342">
                <text:p>0.0341880341880342</text:p>
              </table:table-cell>
            </table:table-row>
            <table:table-row>
              <table:table-cell office:value-type="string">
                <text:p>V Raghunathan</text:p>
              </table:table-cell>
              <table:table-cell office:value-type="float" office:value="0.0341880341880342">
                <text:p>0.0341880341880342</text:p>
              </table:table-cell>
            </table:table-row>
            <table:table-row>
              <table:table-cell office:value-type="string">
                <text:p>Chetan Bhagat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Ila Patnaik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Kapil Sibal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Priyanka Chaturvedi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Rudroneel Ghosh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Sa Aiyar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Sagarika Ghose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Swapan Dasgupta</text:p>
              </table:table-cell>
              <table:table-cell office:value-type="float" office:value="0.0256410256410256">
                <text:p>0.0256410256410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style:rotation-angle="90"/>
      <style:text-properties fo:font-size="20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94cm" svg:height="20.235cm" xlink:href=".." xlink:type="simple" chart:class="chart:bar" chart:style-name="ch1">
        <chart:plot-area chart:style-name="ch2" table:cell-range-address="author_fp.A2:author_fp.A21 author_fp.E2:author_fp.E21" chart:data-source-has-labels="column" svg:x="1.57cm" svg:y="0.403cm" svg:width="29.395cm" svg:height="18.025cm">
          <chartooo:coordinate-region svg:x="10.394cm" svg:y="0.403cm" svg:width="19.868cm" svg:height="16.981cm"/>
          <chart:axis chart:dimension="x" chart:name="primary-x" chart:style-name="ch3" chartooo:axis-type="auto">
            <chartooo:date-scale/>
            <chart:title svg:x="0.878cm" svg:y="12.02cm" chart:style-name="ch4">
              <text:p>Top 20 Authors</text:p>
            </chart:title>
            <chart:categories table:cell-range-address="author_fp.A2:author_fp.A21"/>
          </chart:axis>
          <chart:axis chart:dimension="y" chart:name="primary-y" chart:style-name="ch5">
            <chart:title svg:x="13.894cm" svg:y="18.461cm" chart:style-name="ch6">
              <text:p>Relative Coverage(By the Authors)</text:p>
            </chart:title>
            <chart:grid chart:style-name="ch7" chart:class="major"/>
          </chart:axis>
          <chart:series chart:style-name="ch8" chart:values-cell-range-address="author_fp.E2:author_fp.E2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Sanjeev Singh</text:p>
                <draw:g>
                  <svg:desc>author_fp.A2:author_fp.A21</svg:desc>
                </draw:g>
              </table:table-cell>
              <table:table-cell office:value-type="float" office:value="0.133333333333333">
                <text:p>0.133333333333333</text:p>
                <draw:g>
                  <svg:desc>author_fp.E2:author_fp.E21</svg:desc>
                </draw:g>
              </table:table-cell>
            </table:table-row>
            <table:table-row>
              <table:table-cell office:value-type="string">
                <text:p>Sa Aiyar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Ajay Vir Jakhar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Ashok Gulati Siraj Hussai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Gurcharan Das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Jug Suraiya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Prashant Panday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enuka Bish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Surjit S Bhalla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Kapil Sibal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Prabhat Patnaik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Prasanna Tantri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Pratap Bhanu Mehta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Rajiv Shah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Sagarika Ghose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Shailaja Bajpai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Smita Gupta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Suhas Palshikar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Swapan Dasgupta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Yogendra Yadav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style:rotation-angle="90"/>
      <style:text-properties fo:font-size="20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94cm" svg:height="20.235cm" xlink:href=".." xlink:type="simple" chart:class="chart:bar" chart:style-name="ch1">
        <chart:plot-area chart:style-name="ch2" table:cell-range-address="author_gst.A2:author_gst.A21 author_gst.E2:author_gst.E21" chart:data-source-has-labels="column" svg:x="3.581cm" svg:y="0.403cm" svg:width="27.185cm" svg:height="18.025cm">
          <chartooo:coordinate-region svg:x="10.394cm" svg:y="0.403cm" svg:width="19.868cm" svg:height="16.981cm"/>
          <chart:axis chart:dimension="x" chart:name="primary-x" chart:style-name="ch3" chartooo:axis-type="auto">
            <chartooo:date-scale/>
            <chart:title svg:x="0.878cm" svg:y="12.02cm" chart:style-name="ch4">
              <text:p>Top 20 Authors</text:p>
            </chart:title>
            <chart:categories table:cell-range-address="author_gst.A2:author_gst.A21"/>
          </chart:axis>
          <chart:axis chart:dimension="y" chart:name="primary-y" chart:style-name="ch5">
            <chart:title svg:x="13.894cm" svg:y="18.461cm" chart:style-name="ch6">
              <text:p>Relative Coverage(By the Authors)</text:p>
            </chart:title>
            <chart:grid chart:style-name="ch7" chart:class="major"/>
          </chart:axis>
          <chart:series chart:style-name="ch8" chart:values-cell-range-address="author_gst.E2:author_gst.E2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Prashant Panday</text:p>
                <draw:g>
                  <svg:desc>author_gst.A2:author_gst.A21</svg:desc>
                </draw:g>
              </table:table-cell>
              <table:table-cell office:value-type="float" office:value="0.178205128205128">
                <text:p>0.178205128205128</text:p>
                <draw:g>
                  <svg:desc>author_gst.E2:author_gst.E21</svg:desc>
                </draw:g>
              </table:table-cell>
            </table:table-row>
            <table:table-row>
              <table:table-cell office:value-type="string">
                <text:p>Veeresh Malik</text:p>
              </table:table-cell>
              <table:table-cell office:value-type="float" office:value="0.082051282051282">
                <text:p>0.082051282051282</text:p>
              </table:table-cell>
            </table:table-row>
            <table:table-row>
              <table:table-cell office:value-type="string">
                <text:p>Vinita Dawra Nangia</text:p>
              </table:table-cell>
              <table:table-cell office:value-type="float" office:value="0.082051282051282">
                <text:p>0.082051282051282</text:p>
              </table:table-cell>
            </table:table-row>
            <table:table-row>
              <table:table-cell office:value-type="string">
                <text:p>Mukul Kesavan</text:p>
              </table:table-cell>
              <table:table-cell office:value-type="float" office:value="0.0692307692307692">
                <text:p>0.0692307692307692</text:p>
              </table:table-cell>
            </table:table-row>
            <table:table-row>
              <table:table-cell office:value-type="string">
                <text:p>Anoop Kohli</text:p>
              </table:table-cell>
              <table:table-cell office:value-type="float" office:value="0.0679487179487179">
                <text:p>0.0679487179487179</text:p>
              </table:table-cell>
            </table:table-row>
            <table:table-row>
              <table:table-cell office:value-type="string">
                <text:p>Pyaralal Raghavan</text:p>
              </table:table-cell>
              <table:table-cell office:value-type="float" office:value="0.0423076923076923">
                <text:p>0.0423076923076923</text:p>
              </table:table-cell>
            </table:table-row>
            <table:table-row>
              <table:table-cell office:value-type="string">
                <text:p>Chetan Bhagat</text:p>
              </table:table-cell>
              <table:table-cell office:value-type="float" office:value="0.041025641025641">
                <text:p>0.041025641025641</text:p>
              </table:table-cell>
            </table:table-row>
            <table:table-row>
              <table:table-cell office:value-type="string">
                <text:p>Sharmila Ravinder</text:p>
              </table:table-cell>
              <table:table-cell office:value-type="float" office:value="0.041025641025641">
                <text:p>0.041025641025641</text:p>
              </table:table-cell>
            </table:table-row>
            <table:table-row>
              <table:table-cell office:value-type="string">
                <text:p>Jug Suraiya</text:p>
              </table:table-cell>
              <table:table-cell office:value-type="float" office:value="0.0397435897435897">
                <text:p>0.0397435897435897</text:p>
              </table:table-cell>
            </table:table-row>
            <table:table-row>
              <table:table-cell office:value-type="string">
                <text:p>Rajesh Kalra</text:p>
              </table:table-cell>
              <table:table-cell office:value-type="float" office:value="0.0397435897435897">
                <text:p>0.0397435897435897</text:p>
              </table:table-cell>
            </table:table-row>
            <table:table-row>
              <table:table-cell office:value-type="string">
                <text:p>Uma Nair</text:p>
              </table:table-cell>
              <table:table-cell office:value-type="float" office:value="0.0371794871794872">
                <text:p>0.0371794871794872</text:p>
              </table:table-cell>
            </table:table-row>
            <table:table-row>
              <table:table-cell office:value-type="string">
                <text:p>Sanjeev Singh</text:p>
              </table:table-cell>
              <table:table-cell office:value-type="float" office:value="0.0358974358974359">
                <text:p>0.0358974358974359</text:p>
              </table:table-cell>
            </table:table-row>
            <table:table-row>
              <table:table-cell office:value-type="string">
                <text:p>V Mahalingam</text:p>
              </table:table-cell>
              <table:table-cell office:value-type="float" office:value="0.0346153846153846">
                <text:p>0.0346153846153846</text:p>
              </table:table-cell>
            </table:table-row>
            <table:table-row>
              <table:table-cell office:value-type="string">
                <text:p>Malvika Singh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Santosh Desai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string">
                <text:p>Bhaskar Dutta</text:p>
              </table:table-cell>
              <table:table-cell office:value-type="float" office:value="0.0294871794871795">
                <text:p>0.0294871794871795</text:p>
              </table:table-cell>
            </table:table-row>
            <table:table-row>
              <table:table-cell office:value-type="string">
                <text:p>Sanjiv Shankaran</text:p>
              </table:table-cell>
              <table:table-cell office:value-type="float" office:value="0.0294871794871795">
                <text:p>0.0294871794871795</text:p>
              </table:table-cell>
            </table:table-row>
            <table:table-row>
              <table:table-cell office:value-type="string">
                <text:p>Swapan Dasgupta</text:p>
              </table:table-cell>
              <table:table-cell office:value-type="float" office:value="0.0294871794871795">
                <text:p>0.0294871794871795</text:p>
              </table:table-cell>
            </table:table-row>
            <table:table-row>
              <table:table-cell office:value-type="string">
                <text:p>Sanjeev Ahluwalia</text:p>
              </table:table-cell>
              <table:table-cell office:value-type="float" office:value="0.0282051282051282">
                <text:p>0.0282051282051282</text:p>
              </table:table-cell>
            </table:table-row>
            <table:table-row>
              <table:table-cell office:value-type="string">
                <text:p>Sukanti Ghosh</text:p>
              </table:table-cell>
              <table:table-cell office:value-type="float" office:value="0.0282051282051282">
                <text:p>0.02820512820512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